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4f1" officeooo:paragraph-rsid="00032bd7"/>
    </style:style>
    <style:style style:name="P2" style:family="paragraph" style:parent-style-name="Standard">
      <style:text-properties officeooo:rsid="000341ee" officeooo:paragraph-rsid="000341ee"/>
    </style:style>
    <style:style style:name="P3" style:family="paragraph" style:parent-style-name="Standard">
      <style:text-properties officeooo:rsid="00052665" officeooo:paragraph-rsid="00052665"/>
    </style:style>
    <style:style style:name="P4" style:family="paragraph" style:parent-style-name="Standard">
      <style:text-properties fo:font-weight="bold" officeooo:rsid="00052665" officeooo:paragraph-rsid="00052665" style:font-weight-asian="bold" style:font-weight-complex="bold"/>
    </style:style>
    <style:style style:name="P5" style:family="paragraph" style:parent-style-name="Standard">
      <style:text-properties fo:font-weight="bold" officeooo:rsid="000341ee" officeooo:paragraph-rsid="000341ee" style:font-weight-asian="bold" style:font-weight-complex="bold"/>
    </style:style>
    <style:style style:name="T1" style:family="text">
      <style:text-properties officeooo:rsid="00032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3025 – LARGE SCACLE DATA PROCESSING</text:p>
      <text:p text:style-name="P1">FACULTY: DR. SYED IBRAHIM</text:p>
      <text:p text:style-name="P1">LAB : L-23,24</text:p>
      <text:p text:style-name="P1">DATE : <text:s/>1<text:span text:style-name="T1">8</text:span>.7.19</text:p>
      <text:p text:style-name="P1">DHRUBANKA DUTTA – 17BCE1019</text:p>
      <text:p text:style-name="P1">BASIC JAVA PROGRAMS</text:p>
      <text:p text:style-name="P1"/>
      <text:p text:style-name="P5">1. Remove whitespaces :</text:p>
      <text:p text:style-name="P2"/>
      <text:p text:style-name="P2">import java.util.*;</text:p>
      <text:p text:style-name="P2"/>
      <text:p text:style-name="P2">public class remove_whitespaces {</text:p>
      <text:p text:style-name="P2"><text:tab/>public static void main (String[] args) {</text:p>
      <text:p text:style-name="P2"><text:tab/><text:tab/>String str1 ;</text:p>
      <text:p text:style-name="P2"><text:tab/><text:tab/>Scanner s = new Scanner(System.in);</text:p>
      <text:p text:style-name="P2"><text:tab/><text:tab/>System.out.print("Enter the string: ");</text:p>
      <text:p text:style-name="P2"><text:tab/><text:tab/>str1 = s.nextLine();</text:p>
      <text:p text:style-name="P2"><text:tab/><text:tab/>char[] str1Array = str1.toCharArray();</text:p>
      <text:p text:style-name="P2"><text:tab/><text:tab/>int len = str1Array.length;</text:p>
      <text:p text:style-name="P2"><text:tab/><text:tab/>char[] str2Array = new char[len];</text:p>
      <text:p text:style-name="P2"><text:tab/><text:tab/>for (int i=0;i&lt;len;i++) {</text:p>
      <text:p text:style-name="P2"><text:tab/><text:tab/><text:tab/>if (str1Array[i] == ' ')</text:p>
      <text:p text:style-name="P2"><text:tab/><text:tab/><text:tab/><text:tab/>continue;</text:p>
      <text:p text:style-name="P2"><text:tab/><text:tab/><text:tab/>str2Array[i] = str1Array[i];</text:p>
      <text:p text:style-name="P2"><text:tab/><text:tab/>}</text:p>
      <text:p text:style-name="P2"><text:tab/><text:tab/>for (int i=0;i&lt;len;i++) </text:p>
      <text:p text:style-name="P2"><text:tab/><text:tab/><text:tab/>System.out.print(str2Array[i]);</text:p>
      <text:p text:style-name="P2"><text:tab/><text:tab/></text:p>
      <text:p text:style-name="P2"><text:tab/><text:tab/>//str1 = str1.replaceAll("\\s+","");</text:p>
      <text:p text:style-name="P2"><text:tab/><text:tab/>//System.out.println("String after removing all the whitespaces: "+str1);</text:p>
      <text:p text:style-name="P2">}</text:p>
      <text:p text:style-name="P2">}</text:p>
      <text:p text:style-name="P2"/>
      <text:p text:style-name="P2"/>
      <text:p text:style-name="P2">[dhrubanka@dhrubanka-pc remove_whitespaces]$ javac remove_whitespaces.java </text:p>
      <text:p text:style-name="P2">[dhrubanka@dhrubanka-pc remove_whitespaces]$ java remove_whitespaces</text:p>
      <text:p text:style-name="P2">Enter the string: Hello My name is Dhrubanka </text:p>
      <text:p text:style-name="P2">HelloMynameisDhrubanka</text:p>
      <text:p text:style-name="P2"/>
      <text:p text:style-name="P4">2. <text:s/>Identify duplicate characters :</text:p>
      <text:p text:style-name="P3"/>
      <text:p text:style-name="P3">import java.util.*;</text:p>
      <text:p text:style-name="P3"/>
      <text:p text:style-name="P3">public class duplicate_chars {</text:p>
      <text:p text:style-name="P3"><text:tab/>public static void main (String[] args) {</text:p>
      <text:p text:style-name="P3"><text:tab/><text:tab/>Scanner s = new Scanner(System.in);</text:p>
      <text:p text:style-name="P3"><text:tab/><text:tab/>System.out.print("Enter the string: ");</text:p>
      <text:p text:style-name="P3"><text:tab/><text:tab/>String str = s.nextLine();</text:p>
      <text:p text:style-name="P3"><text:tab/><text:tab/>char[] strArray = str.toCharArray();</text:p>
      <text:p text:style-name="P3"><text:soft-page-break/><text:tab/><text:tab/>int len = strArray.length;</text:p>
      <text:p text:style-name="P3"><text:tab/><text:tab/>int[] visited = new int[len];</text:p>
      <text:p text:style-name="P3"><text:tab/><text:tab/></text:p>
      <text:p text:style-name="P3"><text:tab/><text:tab/>// Array to check if element is visited</text:p>
      <text:p text:style-name="P3"><text:tab/><text:tab/>for (int i=0;i&lt;len;i++)</text:p>
      <text:p text:style-name="P3"><text:tab/><text:tab/><text:tab/>visited[i] = 0;</text:p>
      <text:p text:style-name="P3"><text:tab/><text:tab/><text:tab/></text:p>
      <text:p text:style-name="P3"><text:tab/><text:tab/>for (int i=0;i&lt;len;i++) {</text:p>
      <text:p text:style-name="P3"><text:tab/><text:tab/><text:tab/>for (int j=i+1;j&lt;len;j++) {</text:p>
      <text:p text:style-name="P3"><text:tab/><text:tab/><text:tab/><text:tab/>if (strArray[j]==strArray[i] &amp;&amp; visited[i]==0) {</text:p>
      <text:p text:style-name="P3"><text:tab/><text:tab/><text:tab/><text:tab/><text:tab/>System.out.println("Found duplicate character : "+strArray[i]);</text:p>
      <text:p text:style-name="P3"><text:tab/><text:tab/><text:tab/><text:tab/><text:tab/>visited[i]=1;</text:p>
      <text:p text:style-name="P3"><text:tab/><text:tab/><text:tab/><text:tab/><text:tab/>visited[j]=1;</text:p>
      <text:p text:style-name="P3"><text:tab/><text:tab/><text:tab/><text:tab/>} else </text:p>
      <text:p text:style-name="P3"><text:tab/><text:tab/><text:tab/><text:tab/><text:tab/>continue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for (int i = 0;i&lt;len;i++)</text:p>
      <text:p text:style-name="P3"><text:tab/><text:tab/><text:tab/>System.out.print(strArray[i]);</text:p>
      <text:p text:style-name="P3"><text:tab/><text:tab/><text:tab/></text:p>
      <text:p text:style-name="P3"><text:tab/>}</text:p>
      <text:p text:style-name="P3">}</text:p>
      <text:p text:style-name="P3"/>
      <text:p text:style-name="P3">[dhrubanka@dhrubanka-pc identify_duplicate]$ javac duplicate_chars.java </text:p>
      <text:p text:style-name="P3">[dhrubanka@dhrubanka-pc identify_duplicate]$ java duplicate_chars</text:p>
      <text:p text:style-name="P3">Enter the string: Hekksajjjsjjsla</text:p>
      <text:p text:style-name="P3">Found duplicate character : k</text:p>
      <text:p text:style-name="P3">Found duplicate character : s</text:p>
      <text:p text:style-name="P3">Found duplicate character : a</text:p>
      <text:p text:style-name="P3">Found duplicate character : j</text:p>
      <text:p text:style-name="P3">Found duplicate character : j</text:p>
      <text:p text:style-name="P3"/>
      <text:p text:style-name="P4">3. Identify duplicate elements :</text:p>
      <text:p text:style-name="P3"/>
      <text:p text:style-name="P3">import java.util.*;</text:p>
      <text:p text:style-name="P3"/>
      <text:p text:style-name="P3">public class duplicate_elem {</text:p>
      <text:p text:style-name="P3"><text:tab/>public static void main (String[] args) {</text:p>
      <text:p text:style-name="P3"><text:tab/> <text:s text:c="3"/>int[] array = new int[10];</text:p>
      <text:p text:style-name="P3"><text:tab/> <text:s text:c="3"/>int[] visited = new int[10];</text:p>
      <text:p text:style-name="P3"><text:tab/><text:tab/>Scanner s = new Scanner(System.in);</text:p>
      <text:p text:style-name="P3"><text:tab/><text:tab/>System.out.print("Enter the number of elements: ");</text:p>
      <text:p text:style-name="P3"><text:tab/><text:tab/>int count = s.nextInt();</text:p>
      <text:p text:style-name="P3"><text:tab/><text:tab/></text:p>
      <text:p text:style-name="P3"><text:tab/><text:tab/>for (int i=0;i&lt;count;i++)</text:p>
      <text:p text:style-name="P3"><text:tab/><text:tab/><text:tab/>array[i] = s.nextInt();</text:p>
      <text:p text:style-name="P3"><text:tab/><text:tab/><text:tab/></text:p>
      <text:p text:style-name="P3"><text:tab/><text:tab/>// Array to check if element is visited</text:p>
      <text:p text:style-name="P3"><text:soft-page-break/><text:tab/><text:tab/>for (int i=0;i&lt;count;i++)</text:p>
      <text:p text:style-name="P3"><text:tab/><text:tab/><text:tab/>visited[i] = 0;</text:p>
      <text:p text:style-name="P3"><text:tab/><text:tab/><text:tab/></text:p>
      <text:p text:style-name="P3"><text:tab/><text:tab/>for (int i=0;i&lt;count;i++) {</text:p>
      <text:p text:style-name="P3"><text:tab/><text:tab/><text:tab/>for (int j=i+1;j&lt;count;j++) {</text:p>
      <text:p text:style-name="P3"><text:tab/><text:tab/><text:tab/><text:tab/>if (array[j]==array[i] &amp;&amp; visited[i]==0) {</text:p>
      <text:p text:style-name="P3"><text:tab/><text:tab/><text:tab/><text:tab/><text:tab/>System.out.println("Found duplicate character : "+array[i]);</text:p>
      <text:p text:style-name="P3"><text:tab/><text:tab/><text:tab/><text:tab/><text:tab/>visited[i]=1;</text:p>
      <text:p text:style-name="P3"><text:tab/><text:tab/><text:tab/><text:tab/><text:tab/>visited[j]=1;</text:p>
      <text:p text:style-name="P3"><text:tab/><text:tab/><text:tab/><text:tab/>} else </text:p>
      <text:p text:style-name="P3"><text:tab/><text:tab/><text:tab/><text:tab/><text:tab/>continue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>[dhrubanka@dhrubanka-pc identify_duplicate]$ javac duplicate_elem.java </text:p>
      <text:p text:style-name="P3">[dhrubanka@dhrubanka-pc identify_duplicate]$ java duplicate_elem</text:p>
      <text:p text:style-name="P3">Enter the number of elements: 5</text:p>
      <text:p text:style-name="P3">1</text:p>
      <text:p text:style-name="P3">3</text:p>
      <text:p text:style-name="P3">2</text:p>
      <text:p text:style-name="P3">3</text:p>
      <text:p text:style-name="P3">2</text:p>
      <text:p text:style-name="P3">Found duplicate element : 3</text:p>
      <text:p text:style-name="P3">Found duplicate element :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1:36:20.771010841</meta:creation-date>
    <dc:date>2019-07-26T11:54:44.937599733</dc:date>
    <meta:editing-duration>PT18M22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3" meta:paragraph-count="111" meta:word-count="361" meta:character-count="2925" meta:non-whitespace-character-count="2466"/>
  </office:meta>
</office:document-meta>
</file>